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Helvetica, Verdana, sans-serif"/>
    <style:font-face style:name="OpenSymbol" svg:font-family="OpenSymbol"/>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ff00" style:font-weight-asian="normal" style:font-weight-complex="normal"/>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break-before="page"/>
      <style:text-properties fo:font-weight="normal" style:font-weight-asian="normal" style:font-weight-complex="normal"/>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17" style:family="paragraph" style:parent-style-name="Frame_20_contents">
      <style:text-properties fo:font-weight="bold" style:font-weight-asian="bold" style:font-weight-complex="bold"/>
    </style:style>
    <style:style style:name="P18" style:family="paragraph" style:parent-style-name="Frame_20_contents">
      <style:text-properties style:font-name="Times New Roman" fo:font-size="12pt" fo:font-weight="bold" style:font-size-asian="12pt" style:font-weight-asian="bold" style:font-size-complex="12pt" style:font-weight-complex="bold"/>
    </style:style>
    <style:style style:name="P19" style:family="paragraph" style:parent-style-name="Frame_20_contents">
      <style:text-properties fo:font-weight="normal" style:font-weight-asian="normal" style:font-weight-complex="normal"/>
    </style:style>
    <style:style style:name="P20" style:family="paragraph" style:parent-style-name="Frame_20_contents">
      <style:paragraph-properties fo:margin-top="0cm" fo:margin-bottom="0cm"/>
    </style:style>
    <style:style style:name="P21" style:family="paragraph" style:parent-style-name="Standard">
      <style:text-properties fo:font-weight="normal" style:font-weight-asian="normal" style:font-weight-complex="normal"/>
    </style:style>
    <style:style style:name="P22" style:family="paragraph" style:parent-style-name="Standard" style:list-style-name="L1">
      <style:text-properties fo:font-weight="normal" style:font-weight-asian="normal" style:font-weight-complex="normal"/>
    </style:style>
    <style:style style:name="P23" style:family="paragraph" style:parent-style-name="Standard" style:list-style-name="L7">
      <style:text-properties fo:font-weight="normal" style:font-weight-asian="normal" style:font-weight-complex="normal"/>
    </style:style>
    <style:style style:name="P24" style:family="paragraph" style:parent-style-name="Standard">
      <style:text-properties fo:font-weight="normal" fo:background-color="#ffff00" style:font-weight-asian="normal" style:font-weight-complex="normal"/>
    </style:style>
    <style:style style:name="P25" style:family="paragraph" style:parent-style-name="Standard">
      <style:text-properties fo:font-size="12pt" fo:font-weight="normal" style:font-size-asian="10.5pt" style:font-weight-asian="normal" style:font-size-complex="12pt" style:font-weight-complex="normal"/>
    </style:style>
    <style:style style:name="P26" style:family="paragraph" style:parent-style-name="Standard" style:list-style-name="L6">
      <style:text-properties fo:font-size="12pt" fo:font-weight="normal" style:font-size-asian="10.5pt" style:font-weight-asian="normal" style:font-size-complex="12pt" style:font-weight-complex="normal"/>
    </style:style>
    <style:style style:name="P27" style:family="paragraph" style:parent-style-name="Standard" style:list-style-name="L7"/>
    <style:style style:name="P28" style:family="paragraph" style:parent-style-name="Standard" style:list-style-name="L7">
      <style:text-properties fo:font-weight="bold" style:font-weight-asian="bold" style:font-weight-complex="bold"/>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text-properties fo:font-style="normal" fo:font-weight="bold" style:font-style-asian="normal" style:font-weight-asian="bold" style:font-style-complex="normal" style:font-weight-complex="bold"/>
    </style:style>
    <style:style style:name="P32"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3" style:family="paragraph" style:parent-style-name="Standard">
      <style:paragraph-properties fo:break-before="page"/>
      <style:text-properties fo:font-weight="normal" style:font-weight-asian="normal" style:font-weight-complex="normal"/>
    </style:style>
    <style:style style:name="P34"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35" style:family="paragraph" style:parent-style-name="Text_20_body" style:list-style-name="L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36" style:family="paragraph" style:parent-style-name="Text_20_body" style:list-style-name="L4">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37" style:family="paragraph" style:parent-style-name="Text_20_body" style:list-style-name="L2">
      <style:paragraph-properties fo:margin-left="0cm" fo:margin-right="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38" style:family="paragraph" style:parent-style-name="Text_20_body" style:list-style-name="L3">
      <style:paragraph-properties fo:margin-left="0cm" fo:margin-right="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39" style:family="paragraph" style:parent-style-name="Text_20_body" style:list-style-name="L4">
      <style:paragraph-properties fo:margin-left="0cm" fo:margin-right="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40" style:family="paragraph" style:parent-style-name="Text_20_body" style:list-style-name="L5">
      <style:paragraph-properties fo:margin-left="0cm" fo:margin-right="0cm" fo:text-align="start" style:justify-single-word="false" fo:orphans="2" fo:widows="2" fo:text-indent="0cm" style:auto-text-indent="false" fo:padding="0cm" fo:border="none"/>
      <style:text-properties fo:font-variant="normal" fo:text-transform="none" fo:color="#222222" style:font-name="inherit" fo:font-size="10.5pt" fo:letter-spacing="normal" fo:font-style="normal" fo:font-weight="normal"/>
    </style:style>
    <style:style style:name="P4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42" style:family="paragraph" style:parent-style-name="Frame_20_contents">
      <style:text-properties fo:font-variant="normal" fo:text-transform="none" fo:color="#000000" style:font-name="Times New Roman" fo:font-size="12pt" fo:letter-spacing="-0.026cm" fo:font-style="normal" fo:font-weight="bold" style:font-size-asian="12pt" style:font-weight-asian="bold" style:font-size-complex="12pt" style:font-weight-complex="bold"/>
    </style:style>
    <style:style style:name="P43" style:family="paragraph" style:parent-style-name="Frame_20_content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fo:font-weight="bold" style:font-size-asian="10.5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variant="normal" fo:text-transform="none" fo:color="#222222" style:font-name="inherit" fo:font-size="10.5pt" fo:letter-spacing="normal" fo:font-style="normal" fo:font-weight="bold"/>
    </style:style>
    <style:style style:name="T7" style:family="text">
      <style:text-properties fo:font-variant="normal" fo:text-transform="none" fo:color="#222222" style:font-name="inherit" fo:font-size="10.5pt" fo:letter-spacing="normal" fo:font-style="normal" fo:font-weight="normal" style:font-weight-asian="normal" style:font-weight-complex="normal"/>
    </style:style>
    <style:style style:name="T8" style:family="text">
      <style:text-properties fo:font-variant="normal" fo:text-transform="none" fo:color="#222222" style:font-name="inherit" fo:font-size="10.5pt" fo:letter-spacing="normal" fo:font-style="italic" fo:font-weight="normal"/>
    </style:style>
    <style:style style:name="T9" style:family="text">
      <style:text-properties fo:font-variant="normal" fo:text-transform="none" fo:color="#222222" style:font-name="sans-serif" fo:font-size="10.5pt" fo:letter-spacing="normal" fo:font-style="normal" fo:font-weight="normal"/>
    </style:style>
    <style:style style:name="T10" style:family="text">
      <style:text-properties fo:font-variant="normal" fo:text-transform="none" fo:color="#1183b3" style:text-line-through-style="none" style:font-name="inherit" fo:font-size="10.5pt" fo:letter-spacing="normal" fo:font-style="normal" style:text-underline-style="none" fo:font-weight="normal" style:text-blinking="false"/>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O DO MESTRADO</text:p>
      <text:p text:style-name="P1"/>
      <text:p text:style-name="P1">Experimento I: </text:p>
      <text:p text:style-name="P3"/>
      <text:p text:style-name="P1">Usuários: </text:p>
      <text:list xml:id="list1045361946" text:style-name="L1">
        <text:list-item>
          <text:p text:style-name="P22">Alunos de pré-ic, três de 16 anos e um de 17 anos. </text:p>
        </text:list-item>
        <text:list-item>
          <text:p text:style-name="P22">Terminaram o segundo colegial e passaram para o terceiro.</text:p>
        </text:list-item>
        <text:list-item>
          <text:p text:style-name="P22">Já tinham programado para o taz (um robô de pequeno porte com intuito educaional. Sua linguagem usa uma dsl também) e mais nada. Não tinham conceitos de algoritmos, por exemplo.</text:p>
        </text:list-item>
        <text:list-item>
          <text:p text:style-name="P22">Realizaram sua pré-ic no LRM</text:p>
        </text:list-item>
        <text:list-item>
          <text:p text:style-name="P22">Tiverem a ajuda do Jefferson, apenas para explicar algumas intruções que não ficaram claras o suficiente, coisa que eu poderia ter feito, mas pelo skype tava dificil.</text:p>
          <text:p text:style-name="P22"/>
          <text:p text:style-name="P22"/>
        </text:list-item>
      </text:list>
      <text:p text:style-name="P1">Descrição:</text:p>
      <text:p text:style-name="P3">Duas duplas avaliaram o comdd juntas, no mesmo computador. Ou seja, eram dois computadores com duas pessoas. Antes de passar o comando, foi lido os seguintes textos: </text:p>
      <text:p text:style-name="P3"><draw:frame draw:style-name="fr1" draw:name="Frame2" text:anchor-type="paragraph" svg:width="13.279cm" draw:z-index="1"><draw:text-box fo:min-height="3.411cm"><text:p text:style-name="P15"><text:span text:style-name="Strong_20_Emphasis"><text:span text:style-name="T6">Texto 1:</text:span></text:span></text:p><text:p text:style-name="P15"><text:span text:style-name="Strong_20_Emphasis"><text:span text:style-name="T6"/></text:span></text:p><text:p text:style-name="P15"><text:span text:style-name="Strong_20_Emphasis"><text:span text:style-name="T6">O que é o CoMDD?</text:span></text:span></text:p><text:p text:style-name="P15"><text:span text:style-name="T9">O CoMDD vem da sigla </text:span><text:span text:style-name="Emphasis"><text:span text:style-name="T8">Colaborative Model Driven Development</text:span></text:span><text:span text:style-name="T9">. É basicamente uma linguagem de programação que funciona em uma wiki</text:span></text:p><text:p text:style-name="P15"><text:span text:style-name="Strong_20_Emphasis"><text:span text:style-name="T6">Certo, mas para que serve?</text:span></text:span></text:p><text:p text:style-name="P16">Com o CoMDD você pode programar robôs! Isso mesmo! Robôs! </text:p><text:p text:style-name="P15"><text:span text:style-name="Strong_20_Emphasis"><text:span text:style-name="T6">Então eu posso programar qualquer robô com ela?</text:span></text:span></text:p><text:p text:style-name="P15"><text:span text:style-name="T9">Não. O CoMDD é uma dsl, ou seja, uma Linguagem Específica de Domínio (do inglês  </text:span><text:span text:style-name="Emphasis"><text:span text:style-name="T8">Domain Specific Language</text:span></text:span><text:span text:style-name="T9">). O que significa dizer que com ela você não programa qualquer coisa como o C, C++, Java e etc. Com o CoMDD você programa apenas para um domínio muito específico, o de robôs móveis autônomos. E pelo fato do CoMDD ser um protótipo em desenvolvimento, mesmo para o seu domínio ele é pouco tão versátil. </text:span></text:p><text:p text:style-name="P15"><text:span text:style-name="Strong_20_Emphasis"><text:span text:style-name="T6">Tudo bem então, agora que entendi o que é o CoMDD, como posso programar para ele?</text:span></text:span></text:p><text:p text:style-name="P15"><text:span text:style-name="T9">Muito bem! Estamos felizes que o CoMDD esteja lhe interessando. Para você desenvolver nele conheça melhor ele </text:span><text:a xlink:type="simple" xlink:href="http://143.107.183.158:8008/xwiki/bin/view/Main/aqui"><text:span text:style-name="T10">aqui</text:span></text:a><text:span text:style-name="T9">.</text:span></text:p><text:p text:style-name="Frame_20_contents"/><text:p text:style-name="Frame_20_contents">Fonte: <text:a xlink:type="simple" xlink:href="http://143.107.183.158:8008/xwiki/bin/view/Main/Tutorial">http://143.107.183.158:8008/xwiki/bin/view/Main/Tutorial</text:a></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3" text:anchor-type="paragraph" svg:x="0.146cm" svg:y="0.302cm" svg:width="16.538cm" draw:z-index="2"><draw:text-box fo:min-height="20.138cm"><text:p text:style-name="P17">Texto 2:</text:p><text:p text:style-name="P42">Como programar para o CoMDD</text:p><text:p text:style-name="P42"/><text:p text:style-name="P14"><text:span text:style-name="Strong_20_Emphasis"><text:span text:style-name="T6">A-Estrutura</text:span></text:span><text:span text:style-name="T9"><text:line-break/>A estrutura do código deve ser seguida dessa forma:<text:line-break/>1-Declarações<text:line-break/>2-Includes e Defines<text:line-break/>3-Pacotes<text:line-break/>4-Adicionando sensores<text:line-break/>5-Main<text:line-break/>5.1-Inicializações<text:line-break/>5.2-Loop<text:line-break/>5.3-Funções</text:span></text:p><text:p text:style-name="P15"><text:span text:style-name="Strong_20_Emphasis"><text:span text:style-name="T6">Nota</text:span></text:span><text:span text:style-name="T9"><text:line-break/>Atente para as palavras. A linguagem é case sensitive, o que significa que as palavras devem ser escritas exatamente como são mostradas. Caso falte falte um "s", como por exemplo: adicionar define ao invés de adicionar defines o código gerado estará errado.</text:span></text:p><text:p text:style-name="P15"><text:span text:style-name="Strong_20_Emphasis"><text:span text:style-name="T6">1-Declarações</text:span></text:span><text:span text:style-name="T9"><text:line-break/></text:span><text:span text:style-name="Emphasis"><text:span text:style-name="T8">1.1 - Plataforma</text:span></text:span><text:span text:style-name="T9"> <text:line-break/>Você pode desenvolver código para 3 plataformas. São elas pioneer, srv e carrinho de golfe. Veja como escrever:<text:line-break/>                                            plataforma [tipo da plataforma]<text:line-break/>Ex:                                         plataforma srv<text:line-break/>Os tipos são pioneer, srv, golfe</text:span></text:p><text:p text:style-name="P15"><text:span text:style-name="Emphasis"><text:span text:style-name="T8">1.2 - Nome do robô</text:span></text:span><text:span text:style-name="T9"><text:line-break/>                                            robo [nome qualquer]<text:line-break/>Ex:                                         robo XyZ33</text:span></text:p><text:p text:style-name="P15"><text:span text:style-name="Strong_20_Emphasis"><text:span text:style-name="T6">2-Includes e Defines</text:span></text:span><text:span text:style-name="T9"><text:line-break/>O CoMDD trás um conjunto de includes e defines. Para usá-los basta escrever:<text:line-break/>                                            adicionar [includes ou defines]<text:line-break/>Ex:                                         adicionar defines</text:span></text:p><text:p text:style-name="P15"><text:span text:style-name="Strong_20_Emphasis"><text:span text:style-name="T6">3-Pacotes</text:span></text:span><text:span text:style-name="T9"><text:line-break/>Há dois pacotes disponíveis. São eles o player e o localizacao. Para usá-los basta escrever:<text:line-break/>                                            importar pacote [tipo do pacote];<text:line-break/>Ex:                                         importar pacote player;</text:span></text:p><text:p text:style-name="P15"><text:span text:style-name="Strong_20_Emphasis"><text:span text:style-name="T6">4-Adicionando Sensores</text:span></text:span><text:span text:style-name="T9"><text:line-break/>Para usar os 3 tipos de sensores (gps, bussola e camera) você deve adicioná-los antes no código, da seguinte forma:<text:line-break/>                                            criarSensor [tipo de sensor]<text:line-break/>Ex:                                         criarSensor gps</text:span></text:p><text:p text:style-name="P15"><text:span text:style-name="Strong_20_Emphasis"><text:span text:style-name="T6"/></text:span></text:p><text:p text:style-name="P18"/></draw:text-box></draw:frame><text:soft-page-break/></text:p>
      <text:p text:style-name="P3"/>
      <text:p text:style-name="P3"/>
      <text:p text:style-name="P3"/>
      <text:p text:style-name="P3"/>
      <text:p text:style-name="P3"/>
      <text:p text:style-name="P3"/>
      <text:p text:style-name="P3"/>
      <text:p text:style-name="P3"/>
      <text:p text:style-name="P12"><draw:frame draw:style-name="fr1" draw:name="Frame4" text:anchor-type="paragraph" svg:width="15.817cm" draw:z-index="3"><draw:text-box fo:min-height="2.226cm"><text:p text:style-name="P15"><text:span text:style-name="Strong_20_Emphasis"><text:span text:style-name="T6">5-Main</text:span></text:span><text:span text:style-name="T9"><text:line-break/>A Main é a função principal do código, todo a lógica do código vai dentro desta função. Para isso você precisa escrever:<text:line-break/>                                            int main() {<text:line-break/>                                                &lt;&lt;Inicializações<text:line-break/>                                                  Loop<text:line-break/>                                                  Funções<text:line-break/>                                                &gt;&gt;<text:line-break/>                                            }<text:line-break/>O que está dentro de &lt;&lt;&gt;&gt; deve ser substituído de acordo com as explicações dos itens 5.1, 5.2, 5.3.</text:span></text:p><text:p text:style-name="P15"><text:span text:style-name="Emphasis"><text:span text:style-name="T8">5.1 - Inicializações</text:span></text:span><text:span text:style-name="T9"><text:line-break/>Para você usar os sensores criados ou outras funções você deve iniciá-las antes. No caso do sensor:<text:line-break/>                                            [tipo do sensor].ligar();<text:line-break/>Ex:                                         gps.ligar();</text:span></text:p><text:p text:style-name="P16">Ainda é possível carregar uma lista de coordenadas e inicializar o player da seguinte forma:<text:line-break/>                                            carregarListaCoordenadas();<text:line-break/>                                            inicializarPlayer();</text:p><text:p text:style-name="P15"><text:span text:style-name="Emphasis"><text:span text:style-name="T8">5.2 - Loop </text:span></text:span><text:span text:style-name="T9"><text:line-break/>Loop é algo que vai ser executado continuamente. Para usá-lo você deve escrever:<text:line-break/>                                            while(true) {<text:line-break/>                                                 &lt;&lt;Funções&gt;&gt;             <text:line-break/>                                            }<text:line-break/>Não se esqueça de fechar a chave depois de escrever as funções. </text:span></text:p><text:p text:style-name="P15"><text:span text:style-name="Emphasis"><text:span text:style-name="T8">5.3 - Funções</text:span></text:span><text:span text:style-name="T9"><text:line-break/>São possíveis as seguintes funções, a explicação delas está após a seta (-&gt;):</text:span></text:p><text:list xml:id="list1574647466" text:style-name="L2"><text:list-item><text:p text:style-name="P34">gps.ler(); -&gt; O sensor gps lê suas coordenadas</text:p></text:list-item><text:list-item><text:p text:style-name="P34">bussola.ler(); -&gt; O sensor bússola obtém a sua orientação</text:p></text:list-item><text:list-item><text:p text:style-name="P34">camera.ler(); -&gt; O sensor câmera obtém a sua imagem</text:p></text:list-item><text:list-item><text:p text:style-name="P34">carregarListaCoordenadas(); -&gt; O robô carrega uma lista de coordenadas</text:p></text:list-item><text:list-item><text:p text:style-name="P37">receberCoordenada(); -&gt; O robô recebe uma coordenada que deve seguir</text:p></text:list-item></text:list><text:list xml:id="list1596238669" text:style-name="L3"><text:list-item><text:p text:style-name="P35">processaImagem(); -&gt; Processa a imagem recebida pela câmera. Para usá-la você deve antes obter a imagem da câmera.</text:p></text:list-item><text:list-item><text:p text:style-name="P38">processaInfo(); -&gt; Processa todas as informações dos sensores.</text:p></text:list-item></text:list><text:list xml:id="list531958155" text:style-name="L4"><text:list-item><text:p text:style-name="P36">defineRegraSeguir(); -&gt; Define a regra seguir um outro robô. </text:p></text:list-item><text:list-item><text:p text:style-name="P36">defineRegraNaoBater(); -&gt; Define a regra andar pelo ambiente sem bater.</text:p></text:list-item><text:list-item><text:p text:style-name="P39">defineRegraSeguirMultiplasCoordenadas(); -&gt; Define a regra percorrer um conjunto de coordenadas dadas.</text:p></text:list-item></text:list><text:list xml:id="list349339295" text:style-name="L5"><text:list-item><text:p text:style-name="P40">andar(); -&gt; O robô começa a se locomover no ambiente de acordo com a regra definida.</text:p></text:list-item></text:list><text:p text:style-name="P15"><text:span text:style-name="Strong_20_Emphasis"><text:span text:style-name="T6">Para usar uma das funções basta escrever igual ao que está antes da seta</text:span></text:span></text:p><text:p text:style-name="P15"><text:span text:style-name="Strong_20_Emphasis"><text:span text:style-name="T6"/></text:span></text:p><text:p text:style-name="P15"><text:span text:style-name="Strong_20_Emphasis"><text:span text:style-name="T7">Fonte: </text:span></text:span><text:a xlink:type="simple" xlink:href="http://143.107.183.158:8008/xwiki/bin/view/Main/aqui"><text:span text:style-name="Strong_20_Emphasis">http://143.107.183.158:8008/xwiki/bin/view/Main/aqui</text:span></text:a></text:p><text:p text:style-name="Frame_20_contents"/></draw:text-box></draw:frame></text:p>
      <text:p text:style-name="P3"/>
      <text:p text:style-name="P3"/>
      <text:p text:style-name="P3"/>
      <text:p text:style-name="P3"/>
      <text:p text:style-name="P3"/>
      <text:p text:style-name="P3"/>
      <text:p text:style-name="P3"/>
      <text:p text:style-name="P12"><draw:frame draw:style-name="fr2" draw:name="Frame1" text:anchor-type="paragraph" svg:x="0.443cm" svg:y="1.99cm" svg:width="16.327cm" draw:z-index="0"><draw:text-box fo:min-height="10.317cm"><text:p text:style-name="P6">O código é de um robô que ao receber uma lista de coordenadas deve ser capaz de passar por elas. Seu algoritmo de funcionamento é o seguinte: </text:p><text:p text:style-name="P6"/><text:p text:style-name="P6">Os sensores devem ler a informação </text:p><text:p text:style-name="P6">O robô recebe a próxima coordenada </text:p><text:p text:style-name="P6">O robô processa a informação </text:p><text:p text:style-name="P6">O robô recebe uma regra a aplicar </text:p><text:p text:style-name="P6">O robô anda </text:p><text:p text:style-name="P6"/><text:p text:style-name="P6">Esse algoritmo deve ficar sendo executado eternamente, até o robô ser desligado. </text:p><text:p text:style-name="P6">Agora você deve a partir do algoritmo e das explicações no site ser capaz de escrever um código usando a linguagem do CoMDD. </text:p><text:p text:style-name="P6"/><text:p text:style-name="P6">Requisitos: </text:p><text:p text:style-name="P6">O robô deve ser da plataforma pionner </text:p><text:p text:style-name="P6">O robô deve usar os pacotes de localização e o do player </text:p><text:p text:style-name="P6">O robô deve usar um gps e uma bússola </text:p><text:p text:style-name="P6">O robô seguir um conjunto de coordenadas </text:p><text:p text:style-name="P6"/></draw:text-box></draw:frame>Após a leitura de cada um dos textos feita comigo, com o Jefferson e com os quatros usuários, cada dupla recebeu o seguinte comando:</text:p>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piniões dos usuários:</text:p>
      <text:p text:style-name="P5">Prós: a linguagem ser em português facilita , a linguagem é fácil de entender .</text:p>
      <text:p text:style-name="P5">Contras: mais complicado de entender as intruções do experimento, mas isso pode ser porque talvez o comando não tenha sido claro o suficiente. </text:p>
      <text:p text:style-name="P5">Dúvida dos usuários: a função carregarListaDeCoordenadas ficou confusa. Que lista?</text:p>
      <text:p text:style-name="P5"/>
      <text:p text:style-name="P7">Minhas observações:</text:p>
      <text:list xml:id="list172473987" text:style-name="L6">
        <text:list-item>
          <text:p text:style-name="P26">os usuários tinham dificuldade ou preguiça de irem na API da ferramenta. Eles faziam e me mostravam perguntando se estava certo. Da próxima vou deixar eles fazendo sozinhos e dizer para me mostrarem apenas o final. </text:p>
        </text:list-item>
        <text:list-item>
          <text:p text:style-name="P26">ao mesmo tempo que eles usaram pouco a API eles apenas copiavam o código da api e colavam no editor. O grupo A, que leu pela segunda vez a API teve melhores resultados que o grupo B. </text:p>
        </text:list-item>
        <text:list-item>
          <text:p text:style-name="P26">para pessoas que nunca programaram fica difícil elas entenderem o funcionamento da linguagem e certamente mais ainda entenderem como funciona o conceito de svn</text:p>
        </text:list-item>
        <text:list-item>
          <text:p text:style-name="P26">O Danilo perguntou se podia usar comentários. Embora a linguagem não dê suporte a isso eu deixei.</text:p>
        </text:list-item>
        <text:list-item>
          <text:p text:style-name="P26">Seria interessante a linguagem aceitar código C, C++ ou Java puro.</text:p>
        </text:list-item>
      </text:list>
      <text:p text:style-name="P5"/>
      <text:p text:style-name="P5"/>
      <text:p text:style-name="P3"><text:span text:style-name="T3">Desvantagem da linguagem apontada por mim</text:span><text:span text:style-name="T2">: o código gerado não pode ser testado uma vez que precisa usar o robô, mas o mais importante é ver como as pessoas interagem e colaboram.</text:span></text:p>
      <text:p text:style-name="P5"/>
      <text:p text:style-name="P32">Resposta correta:</text:p>
      <text:p text:style-name="P5"><draw:frame draw:style-name="fr2" draw:name="Frame5" text:anchor-type="paragraph" svg:x="2.164cm" svg:y="0.459cm" svg:width="13.824cm" draw:z-index="4"><draw:text-box fo:min-height="14.887cm"><text:p text:style-name="P20">plataforma pionner </text:p><text:p text:style-name="P20">robo david </text:p><text:p text:style-name="P20"/><text:p text:style-name="P20">adicionar includes </text:p><text:p text:style-name="P20">adicionar defines </text:p><text:p text:style-name="P20"/><text:p text:style-name="P20">importar pacote player; </text:p><text:p text:style-name="P20">importar pacote localizacao; </text:p><text:p text:style-name="P20"/><text:p text:style-name="P20">criarSensor gps </text:p><text:p text:style-name="P20">criarSensor bussola </text:p><text:p text:style-name="P20"/><text:p text:style-name="P20">int main() { </text:p><text:p text:style-name="P20"><text:tab/>gps.ligar(); </text:p><text:p text:style-name="P20"><text:tab/>bussola.ligar(); </text:p><text:p text:style-name="P20"><text:tab/>carregarListaCoordenadas(); </text:p><text:p text:style-name="P20"><text:tab/>inicializarPlayer(); </text:p><text:p text:style-name="P20"><text:tab/>while(true) { </text:p><text:p text:style-name="P20"><text:tab/><text:tab/>bussola.ler(); </text:p><text:p text:style-name="P20"><text:tab/><text:tab/>gps.ler(); </text:p><text:p text:style-name="P20"><text:tab/><text:tab/>receberCoordenada(); </text:p><text:p text:style-name="P20"/><text:p text:style-name="P20"><text:tab/><text:tab/>processaInfo(); </text:p><text:p text:style-name="P20"/><text:p text:style-name="P20"><text:tab/><text:tab/>defineRegraSeguirMultiplasCoordenadas(); </text:p><text:p text:style-name="P20"/><text:p text:style-name="P20"><text:tab/><text:tab/>andar(); </text:p><text:p text:style-name="P20"><text:tab/>} </text:p><text:p text:style-name="P20">} </text:p></draw:text-box></draw:frame></text:p>
      <text:p text:style-name="P5"/>
      <text:p text:style-name="P32">Resposta dada pelo grupo A (que leu pela segunda vez a API):</text:p>
      <text:p text:style-name="P5"><draw:frame draw:style-name="fr2" draw:name="Frame10" text:anchor-type="paragraph" svg:x="2.164cm" svg:y="0.459cm" svg:width="13.824cm" draw:z-index="5"><draw:text-box fo:min-height="14.887cm"><text:p text:style-name="P20">plataforma pioneer </text:p><text:p text:style-name="P20">robo MLJ123 </text:p><text:p text:style-name="P20">adicionar defines </text:p><text:p text:style-name="P20">adicionar includes </text:p><text:p text:style-name="P20">adicionar while </text:p><text:p text:style-name="P20"/><text:p text:style-name="P20">importar pacote player; </text:p><text:p text:style-name="P20">importar pacote localizacao; </text:p><text:p text:style-name="P20"/><text:p text:style-name="P20">criarSensor gps </text:p><text:p text:style-name="P20">criarSensor bussola </text:p><text:p text:style-name="P20"/><text:p text:style-name="P20">int main() { </text:p><text:p text:style-name="P20"><text:s text:c="7"/>&lt;&lt; </text:p><text:p text:style-name="P20"><text:s text:c="7"/>gps.ligar(); </text:p><text:p text:style-name="P20"><text:s text:c="7"/>bussola.ligar(); </text:p><text:p text:style-name="P20"><text:s text:c="7"/>carregarListaCoordenadas(); </text:p><text:p text:style-name="P20"><text:s text:c="7"/>inicializarPlayer(); </text:p><text:p text:style-name="P20"><text:s/>while(true) { </text:p><text:p text:style-name="P20"><text:s text:c="8"/>gps.ler(); </text:p><text:p text:style-name="P20"><text:tab/>bussola.ler(); </text:p><text:p text:style-name="P20"><text:tab/>carregarListaCoordenadas(); </text:p><text:p text:style-name="P20"><text:tab/>receberCoordenada(); </text:p><text:p text:style-name="P20"><text:tab/>processaInfo(); </text:p><text:p text:style-name="P20"><text:tab/>defineRegraSeguirMultiplasCoordenadas(); </text:p><text:p text:style-name="P20"><text:tab/>andar(); <text:s text:c="12"/></text:p><text:p text:style-name="P20"><text:s text:c="8"/>} </text:p><text:p text:style-name="P20"><text:s text:c="8"/>&gt;&gt; </text:p><text:p text:style-name="P20">}</text:p></draw:text-box></draw:frame></text:p>
      <text:p text:style-name="P5"/>
      <text:p text:style-name="P32">Resposta dada pelo grupo B (que apenas consultava a API e que tinha a minha disponibilidade no skype):</text:p>
      <text:p text:style-name="P5"><draw:frame draw:style-name="fr2" draw:name="Frame11" text:anchor-type="paragraph" svg:x="2.164cm" svg:y="0.459cm" svg:width="13.824cm" draw:z-index="6"><draw:text-box fo:min-height="12.204cm"><text:p text:style-name="P20">plataforma pioneer </text:p><text:p text:style-name="P20"/><text:p text:style-name="P20">importar pacote player; </text:p><text:p text:style-name="P20"/><text:p text:style-name="P20">importar pacote localizacao; </text:p><text:p text:style-name="P20"/><text:p text:style-name="P20">criarSensor gps </text:p><text:p text:style-name="P20"/><text:p text:style-name="P20">criarSensor bússola </text:p><text:p text:style-name="P20"/><text:p text:style-name="P20">carregarListaCoordenadas(); </text:p><text:p text:style-name="P20"/><text:p text:style-name="P20">int main() { </text:p><text:p text:style-name="P20"/><text:p text:style-name="P20">&lt;&lt;Inicializações </text:p><text:p text:style-name="P20"/><text:p text:style-name="P20">Loop </text:p><text:p text:style-name="P20"/><text:p text:style-name="P20">Funções </text:p><text:p text:style-name="P20"/><text:p text:style-name="P20">&gt;&gt; </text:p><text:p text:style-name="P20"/><text:p text:style-name="P20">}</text:p></draw:text-box></draw:frame></text:p>
      <text:p text:style-name="P5"/>
      <text:p text:style-name="P3"/>
      <text:p text:style-name="P13">Experimento II:</text:p>
      <text:p text:style-name="P3">Danilo e Davi: CoMDD</text:p>
      <text:p text:style-name="P3">Grillo e Michetti: Eclipse + svn</text:p>
      <text:p text:style-name="P3"/>
      <text:p text:style-name="P3"><text:span text:style-name="T1">Objetivo</text:span>: avaliar como os usuários colaboram e o que eles acham da abordagem eclipse+svn vs CoMDD</text:p>
      <text:p text:style-name="P3"/>
      <text:p text:style-name="P3">Geralmente cada desenvolvedor trabalha com uma classe sozinho e a colaboração é feita a partir das classes, mas em alguns casos, onde envolve mais colaboração, onde mais de um desenvolvedor trabalham juntos seja num algoritmo, seja num bug, seja na modelagem da arquitetura ou do projeto do sistema. Nessas situações é importante a troca de informações para a definição do projeto do sistema e depois para sua implementação. Assim, o experimento ilustra uma situação em que a colaboração é muito maior do que usuários fazendo classes que serão usadas por outros usuários, mas sim usuários trabalhando na mesma classe e precisando uns dos outros. Um caso extremo de colaboração.</text:p>
      <text:p text:style-name="P3">Turnos de 4 minutos ilustrando horas.</text:p>
      <text:p text:style-name="P3"/>
      <text:p text:style-name="P3">Dê preferência para conversar no próprio CoMDD, porque geralmente os usuários trocam informações por bugtrack, commits e menos por e-mail ou skype.</text:p>
      <text:p text:style-name="P3"/>
      <text:p text:style-name="P3"/>
      <text:p text:style-name="P3">A função carregarListaCoordenadas() já está configurada para a lista de coordenadas, desta forma vocês não devem se preocupar em passar um lista de coordenadas, apenas chamar a função.</text:p>
      <text:p text:style-name="P3"/>
      <text:p text:style-name="P1">Instruções:</text:p>
      <text:list xml:id="list246131753" text:style-name="L7">
        <text:list-item>
          <text:p text:style-name="P23">Passar o texto 1A e o texto 2</text:p>
        </text:list-item>
        <text:list-item>
          <text:p text:style-name="P23">No caso do grupo eclipse+svn a dupla ao invés do texto 1 recebe o texto 1B</text:p>
        </text:list-item>
        <text:list-item>
          <text:p text:style-name="P23">Usar apenas e-mail ou gtalk e depois passar o log para mim</text:p>
        </text:list-item>
        <text:list-item>
          <text:p text:style-name="P23">O desenvolvimento é feito em turnos e em cada turno apenas um desenvolvedor pode trabalhar no código (editá-lo), para evitar conflitos e merges. Cada turno tem 3 minutos para desenvolver e mais 2 minuto para comentar e fazer o commit, ou comentar no CoMDD.</text:p>
          <text:p text:style-name="P23">Ex: </text:p>
          <text:p text:style-name="P23"><text:span text:style-name="T1">0'-3': </text:span>O dev1 começa programando enquanto o dev2 fica esperando (o dev2 pode conversar via e-mail ou gtalk com o dev1 caso o dev1 precise). </text:p>
          <text:p text:style-name="P23"><text:span text:style-name="T1">3'01s - 5':</text:span> o dev1 tem de salvar suas alterações e comentar o código caso ache necessário. </text:p>
          <text:p text:style-name="P23"><text:span text:style-name="T1">5'01s – 6':</text:span> ninguém faz nada para que o servidor atualize os dados</text:p>
          <text:p text:style-name="P23"><text:span text:style-name="T1">6'01s-9':</text:span> o dev2 assume o comando de edição do código e o dev1 fica aguardando ou conversando via e-mail ou gtalk com o dev2 caso este precise</text:p>
          <text:p text:style-name="P27"><text:span text:style-name="T1">9'01s-11': </text:span><text:span text:style-name="T4">o dev2 tem de salvar suas alterações e comentar o código caso ache necessário. </text:span></text:p>
          <text:p text:style-name="P28">11'01s-14': <text:span text:style-name="T4">tudo se repete …</text:span></text:p>
        </text:list-item>
        <text:list-item>
          <text:p text:style-name="P23">O grupo do CoMDD pode usar todas as funcionalidades da wiki como comentários, histórico e comparação de edições</text:p>
        </text:list-item>
        <text:list-item>
          <text:p text:style-name="P23">O grupo do svn pode usar todas as funcionalidades como commit, checkout, histórico e comparação de edições</text:p>
        </text:list-item>
        <text:list-item>
          <text:p text:style-name="P23">Vocês podem comentar na linguagem usando //</text:p>
        </text:list-item>
        <text:list-item>
          <text:p text:style-name="P23">Passar o comando abaixo:</text:p>
        </text:list-item>
      </text:list>
      <text:p text:style-name="P3"/>
      <text:p text:style-name="P3"><draw:frame draw:style-name="fr2" draw:name="Frame12" text:anchor-type="paragraph" svg:x="0.628cm" svg:y="0.249cm" svg:width="16.327cm" draw:z-index="7"><draw:text-box fo:min-height="10.317cm"><text:p text:style-name="P6">O código é de um robô que ao receber uma lista de coordenadas deve ser capaz de passar por elas. Seu algoritmo de funcionamento é o seguinte: </text:p><text:p text:style-name="P6"/><text:p text:style-name="P6">Os sensores devem ler a informação </text:p><text:p text:style-name="P6">O robô recebe a próxima coordenada </text:p><text:p text:style-name="P6">O robô processa a informação </text:p><text:p text:style-name="P6">O robô recebe uma regra a aplicar, de acordo com os requisitos </text:p><text:p text:style-name="P6">O robô atua no ambiente </text:p><text:p text:style-name="P6"/><text:p text:style-name="P6">Esse algoritmo deve ficar sendo executado eternamente, até o robô ser desligado. </text:p><text:p text:style-name="P6">Agora vocês devem a partir do algoritmo e das explicações no site serem capazes de escrever um código usando a linguagem do CoMDD. </text:p><text:p text:style-name="P6"/><text:p text:style-name="P6">Requisitos: </text:p><text:p text:style-name="P6">O robô deve ser da plataforma pionner----------------------------------------------------- Dev1 </text:p><text:p text:style-name="P6">O nome do robê deve ser uma concatenação dos nomes dos desenvolvedores------- Dev2 </text:p><text:p text:style-name="P6">O robô deve usar os pacotes de localização------------------------------------------------ Dev1 </text:p><text:p text:style-name="P6">O robô deve usar os pacotes do player------------------------------------------------------ Dev2 </text:p><text:p text:style-name="P6">O robô deve usar um gps---------------------------------------------------------------------- Dev1 </text:p><text:p text:style-name="P6">O robô deve usar uma bússola---------------------------------------------------------------- Dev2 </text:p><text:p text:style-name="P6">O robô seguir um conjunto de coordenadas--------------------------------------- Dev1 + Dev2</text:p><text:p text:style-name="P6"/></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Dupla 1: usam o eclipse (sem auto complet) + svn</text:p>
      <text:p text:style-name="P3">Dupla 2: usam o CoMDD</text:p>
      <text:p text:style-name="P3"/>
      <text:p text:style-name="P3">O que voces acham de ter que instalar o eclipse e svn?</text:p>
      <text:p text:style-name="P3"/>
      <text:p text:style-name="P3"/>
      <text:p text:style-name="P3">Depois do experimento elas são questionadas (ver questionário) e por fim são apresentadas para a outra abordagem, a que não usaram.</text:p>
      <text:p text:style-name="P3"/>
      <text:p text:style-name="P3"/>
      <text:p text:style-name="P3">Fase 1: recebem as instruções</text:p>
      <text:p text:style-name="P3">Fase 2: </text:p>
      <text:p text:style-name="P3"/>
      <text:p text:style-name="P3"/>
      <text:p text:style-name="P3"><draw:frame draw:style-name="fr1" draw:name="Frame6" text:anchor-type="paragraph" svg:width="15.485cm" draw:z-index="8"><draw:text-box fo:min-height="6.209cm"><text:p text:style-name="P17">Texto 1B:</text:p><text:p text:style-name="P19">Instalação do Eclipse+svn e importação da dsl</text:p><text:p text:style-name="Frame_20_contents"><text:span text:style-name="T4">1. Instalar o Eclipse Modeling Tools versão helios </text:span><text:a xlink:type="simple" xlink:href="http://www.eclipse.org/downloads/packages/eclipse-modeling-tools-includes-incubating-components/heliossr2">http://www.eclipse.org/downloads/packages/eclipse-modeling-tools-includes-incubating-components/heliossr2</text:a></text:p><text:p text:style-name="P19">2. A versão helios precisa do java 1.5 (pode-se colar o jre 1.5 direto na pasta do eclipse, assim não precisa alterar o path)</text:p><text:p text:style-name="P19">3. Instalar os plugins: xpand e xtext</text:p><text:p text:style-name="P19">4. Instalar o svn</text:p><text:p text:style-name="Frame_20_contents"><text:span text:style-name="T4">5. Configurar o svn no eclipse com o projeto </text:span><text:a xlink:type="simple" xlink:href="http://code.google.com/p/comdd-eclipse-svn/source/checkout">http://code.google.com/p/comdd-eclipse-svn/source/checkout</text:a></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o usar a wiki:</text:p>
      <text:p text:style-name="P3">comentarios,</text:p>
      <text:p text:style-name="P3">editar,</text:p>
      <text:p text:style-name="P3">salvar e ver</text:p>
      <text:p text:style-name="P3"/>
      <text:p text:style-name="P3">Podia ter me preocupado em fazer uma dsl mais complexa para que mais pessoas pudessem trabalhar juntas, ou seja, necessitasse mais do trabalho colaborativo.</text:p>
      <text:p text:style-name="P12">O danilo teve uma duvida e eu sugeri ele ler a api ou perguntar para a dupla dele</text:p>
      <text:p text:style-name="P3">Sugeri para eles conversarem entre si e lerem a API</text:p>
      <text:p text:style-name="P4">Perguntar do Jefferson como é a liguagem do taz e quanto ele ajudou a equipe dos garotos</text:p>
      <text:p text:style-name="P3">O tempo não era muito rígido, mas apenas uma pessoa editava por vez durante um turno.</text:p>
      <text:p text:style-name="P3"/>
      <text:p text:style-name="P3">PERGUNTAS FEITAS APÓS O EXPERIMENTO: </text:p>
      <text:p text:style-name="P1">O que vcs acharam da linguagem :</text:p>
      <text:p text:style-name="P3"><text:tab/>Facil de usar? </text:p>
      <text:p text:style-name="P3"><text:tab/>Facil de entender? </text:p>
      <text:p text:style-name="P3"><text:tab/>Intuitiva? </text:p>
      <text:p text:style-name="P3"/>
      <text:p text:style-name="P8"><text:span text:style-name="T1">Danilo:</text:span> tá legal mas as funcoes estão muito genéricas, includes e defines estao confusos (redundante a parte de adicionar includes e importar pacotes)</text:p>
      <text:p text:style-name="P9"><text:span text:style-name="T1">Davi:</text:span> linguagem primitiva, abrir fechar parênteses e chaves, os pacotes já deveriam estar todos inclusos sem a necessidade de importar</text:p>
      <text:p text:style-name="P8"/>
      <text:p text:style-name="P1">Vocês mudariam algo na sintaxe? </text:p>
      <text:p text:style-name="P8"><text:span text:style-name="T1">Danilo:</text:span> a estrutura da linguagem é comum a C, Java ao contrario do begin. É melhor deixar tudo em português ou tudo em inglês.</text:p>
      <text:p text:style-name="P8"><text:span text:style-name="T1">Davi:</text:span> a sintaxe esta boa para quem consegue programar em C ou java, aí consegue entender, mas para quem nunca programou (), {} e ; não significa nada.</text:p>
      <text:p text:style-name="P8"/>
      <text:p text:style-name="P1">Para o grupo do LRM: vocês usariam a linguagem ao invés de C, caso pudessem escrever a parte lógica (os algoritmos) em C na linguagem? </text:p>
      <text:p text:style-name="P1"/>
      <text:p text:style-name="P1">Como voces colaboraram? </text:p>
      <text:p text:style-name="P8">Foram instruídos a usarem os comentarios da wiki e puderam comentar no modelo usando //</text:p>
      <text:p text:style-name="P8"/>
      <text:p text:style-name="P1">Os comentários que vocês escreveram foram úteis de alguma forma?</text:p>
      <text:p text:style-name="P1">Danilo: <text:span text:style-name="T11">interessante. Mas no mundo real um chat ou gtalk é mais útil, caso os dois estejam programando na mesma classe. Mas para documentação ou quando os desenvolvedores não estão ao mesmo tempo e na mesma classe, é útil. </text:span></text:p>
      <text:p text:style-name="P1">Davi: <text:span text:style-name="T11">o sistema de comentário do svn funciona melhor, porque ao dar o commit você é obrigado a comentar e ao dar o check out você é obrigado a ler. Na wiki fica dissociado do código.</text:span></text:p>
      <text:p text:style-name="P3"/>
      <text:p text:style-name="P1">E o histórico, foi útil?</text:p>
      <text:p text:style-name="P1">Danilo: <text:span text:style-name="T11">Não usou. É mais util quando alguém faz alguma cagada.</text:span></text:p>
      <text:p text:style-name="P1">Davi: <text:span text:style-name="T11">não usou</text:span></text:p>
      <text:p text:style-name="P1"/>
      <text:p text:style-name="P1">De uma maneira geral, o que vocês acharam da abordagem?</text:p>
      <text:p text:style-name="P1">Dan: <text:span text:style-name="T11">não é muito interessante uma vez que tenho que esperar pela pessoa terminar programar para depois programar. No tradicional os dois podem programar juntos e depois fazer o merge ou edição simultanea estilo o google seria interessante. </text:span>E se fosse em classes separadas ao memso tempo? <text:span text:style-name="T11">Aí é interessante.</text:span></text:p>
      <text:p text:style-name="P8">Programar na web também é bom, o lance do histórico tambem.</text:p>
      <text:p text:style-name="P8">É bom a flexibilidade de estar em qualquer computador.</text:p>
      <text:p text:style-name="P1">Davi: <text:span text:style-name="T11">programar na web é bom porque evita problemas de Infraestrutura (a infraestrutura é instantanea, independente do computador).</text:span></text:p>
      <text:p text:style-name="P1"/>
      <text:p text:style-name="P1">Então seria interessante uma wiki ou seria melhor um outro site?</text:p>
      <text:p text:style-name="P1">Danilo: <text:span text:style-name="T11">a wiki um site mais dinamico, mais facil de editar, as pessoas já conhecem.</text:span></text:p>
      <text:p text:style-name="P1">Davi: <text:span text:style-name="T11">poderia ser um site mais especializado</text:span></text:p>
      <text:p text:style-name="P1"><text:soft-page-break/>O que voce achou da abordagem comdd e da abordagem eclipse+svn? Que comparação vocês fazem entre o eclipse+svn e o CoMDD? Qual vocês preferem? </text:p>
      <text:p text:style-name="P1">Danilo: <text:span text:style-name="T11">estar na web é mais flexivel, configurar uma ide, svn e tudo o mais é trabalhoso</text:span></text:p>
      <text:p text:style-name="P1">Davi: <text:span text:style-name="T11">em geral é melhor programar na wiki do que usar uma ide, mas fica dependente da conexão. Aí seria interessante ter uma forma de usar a wiki mesmo seminternet.</text:span></text:p>
      <text:p text:style-name="P3"/>
      <text:p text:style-name="P1">Vocês usariam uma wiki no lugar do eclipse+svn? Por que não? E se fosse para fazer programas como este, vocês usariam o CoMDD? </text:p>
      <text:p text:style-name="P3"><text:span text:style-name="T1">Danilo: </text:span><text:span text:style-name="T12">usaria desde que o processo de compilação funcionasse, agora sem compilar e sem executar não.</text:span></text:p>
      <text:p text:style-name="P3"><text:span text:style-name="T1">Davi: </text:span><text:span text:style-name="T13">concordo.</text:span></text:p>
      <text:p text:style-name="P3"/>
      <text:p text:style-name="P1">Que benefícios você em cada uma das abordagens? </text:p>
      <text:p text:style-name="P1">Que contras você vê em cada uma das abordagens? </text:p>
      <text:p text:style-name="P1"/>
      <text:p text:style-name="P1">Que funcionalidades vocês acham que falta no CoMDD e que vocês têm normalmente no eclipse+svn?</text:p>
      <text:p text:style-name="P3"/>
      <text:p text:style-name="P2">E para um não desenvolvedor, que abordagem voces acham melhor?</text:p>
      <text:p text:style-name="P4"><draw:frame draw:style-name="fr2" draw:name="Frame7" text:anchor-type="paragraph" svg:x="0.746cm" svg:y="0.136cm" svg:width="15.351cm" draw:z-index="9"><draw:text-box fo:min-height="18.078cm"><text:p text:style-name="P16">//O robô deve ser da plataforma pionner - Danilo</text:p><text:p text:style-name="P16">plataforma pionner</text:p><text:p text:style-name="P16">//O nome do robê deve ser uma concatenação dos nomes dos desenvolvedores - Davi</text:p><text:p text:style-name="P16">robo davnilo</text:p><text:p text:style-name="P16">//O robô deve usar os pacotes de localização - Danilo</text:p><text:p text:style-name="P16">importar pacote localizacao</text:p><text:p text:style-name="P16">//O robô deve usar os pacotes do player - Davi</text:p><text:p text:style-name="P16">importar pacote player;</text:p><text:p text:style-name="P16">//O robô deve usar um gps - Danilo</text:p><text:p text:style-name="P16">criarSensor gps</text:p><text:p text:style-name="P16">//O robô deve usar uma bússola- Davi</text:p><text:p text:style-name="P16">criarSensor bussola</text:p><text:p text:style-name="P16">//função principal do código</text:p><text:p text:style-name="P16">int main() {</text:p><text:p text:style-name="P16">bussola.ligar();</text:p><text:p text:style-name="P16">gps.ligar();</text:p><text:p text:style-name="P16">//O robô seguir um conjunto de coordenadas - Danilo + Davi</text:p><text:p text:style-name="P16">while(true) {<text:line-break/>bussola.ler(); </text:p><text:p text:style-name="P16">gps.ler();</text:p><text:p text:style-name="P16">receberCoordenada();</text:p><text:p text:style-name="P16">processaInfo();</text:p><text:p text:style-name="P16">defineRegraSeguir(); </text:p><text:p text:style-name="P16">defineRegraNaoBater();</text:p><text:p text:style-name="P16">andar();</text:p><text:p text:style-name="P16">}</text:p><text:p text:style-name="P16">}</text:p></draw:text-box></draw:frame><text:soft-page-break/></text:p>
      <text:p text:style-name="P4"/>
      <text:p text:style-name="P4"/>
      <text:p text:style-name="P3">Levaram mais ou menos 1h45 para receberem as instruções e para desenvolverem o código. E um momento eu indiquei que o modelo tinha erros e ainda assim, no final ainda faltou algumas coisas no modelo.</text:p>
      <text:p text:style-name="P3"/>
      <text:p text:style-name="P3"/>
      <text:p text:style-name="P12">O grillo e o michetti perguntou se sempre vai ter que adicionar defines, includes, robo michetti, plataforma pioneer</text:p>
      <text:p text:style-name="P3">Eles pensaram que era um requisito por turno, mas esclareci que não.</text:p>
      <text:p text:style-name="P3">O tempo foi mais rigido e eles conversaram pouco pelo skype, até que os instruí para que usassem algum instant messanger ao invés de uma voice conference.</text:p>
      <text:p text:style-name="P3">Este grupo está usando um instant messagener, coisa que o grupo anterior não usou. Abaixo o log da conversa:</text:p>
      <text:p text:style-name="P3"><draw:frame draw:style-name="fr1" draw:name="Frame8" text:anchor-type="paragraph" svg:width="13.261cm" draw:z-index="10"><draw:text-box fo:min-height="0.79cm"><text:p text:style-name="Frame_20_contents"><text:s/>Grillo: me: Eu acho que faz sentido o que temos lá</text:p><text:p text:style-name="Frame_20_contents">minha única dúvida é onde deveria ficar aquela função carregarListCoordenadas()</text:p><text:p text:style-name="Frame_20_contents">mas acho que ela faz sentido onde ela está</text:p><text:p text:style-name="Frame_20_contents"><text:s/>Alexandre: <text:s/>eh eu tambem acho q talvez ela fique dentro do loop</text:p><text:p text:style-name="Frame_20_contents"><text:s/>me: <text:s/>primeiro eu carrego tudo, defino a regra</text:p><text:p text:style-name="Frame_20_contents">e aí passo a receber coordenada por coordenada</text:p><text:p text:style-name="Frame_20_contents"><text:s/>Alexandre: <text:s/>eu tambem acho</text:p><text:p text:style-name="Frame_20_contents">só faria sentido ficar dentro do loop, no caso de poder mudar o tipo de regra durante a execução</text:p><text:p text:style-name="Frame_20_contents">mas isso não está nos requisitos</text:p><text:p text:style-name="Frame_20_contents"><text:s/>me: <text:s/>exato</text:p><text:p text:style-name="Frame_20_contents">eu vou dar mais uma olhada na wiki</text:p><text:p text:style-name="Frame_20_contents">mas acho que é isso</text:p><text:p text:style-name="Frame_20_contents"><text:s/>Alexandre: <text:s/>acho que sim</text:p><text:p text:style-name="Frame_20_contents">talvez o adicionar includes, adicionar defines, possa ser um comando so</text:p><text:p text:style-name="Frame_20_contents">algo como "adicionar dependencias"</text:p><text:p text:style-name="Frame_20_contents">ou algo assim</text:p><text:p text:style-name="Frame_20_contents">pq todo programa sempre teriam essas duas mesmas linhas</text:p><text:p text:style-name="Frame_20_contents">ou talvez ser adicionado automaticamente</text:p><text:p text:style-name="Frame_20_contents">mas assim também funciona</text:p><text:p text:style-name="Frame_20_contents"><text:s/>me: <text:s/>sim</text:p><text:p text:style-name="Frame_20_contents">pra vc estar ciente do fato</text:p><text:p text:style-name="Frame_20_contents"><text:s/>Alexandre: <text:s/>isso eh</text:p><text:p text:style-name="Frame_20_contents">outra coisa seria melhorar a documentação para incluir qual o simbolo que indica comentário, e quando se deve usar ou não ponto e virgula</text:p><text:p text:style-name="Frame_20_contents"><text:s/>me: <text:s/>boa</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ão usei todas as funcionalidades do eclipse, apenas as mesmas que tem na wiki, mas que devem ser o suficientes para uma dsl</text:p>
      <text:p text:style-name="P12">PERGUNTAS FEITAS APÓS O EXPERIMENTO: </text:p>
      <text:p text:style-name="P1">A empresa de voces seguia essa abordagem?</text:p>
      <text:p text:style-name="P8">Usam o eclipse e o subversion</text:p>
      <text:p text:style-name="P1"/>
      <text:p text:style-name="P1">O que vcs acharam da linguagem :</text:p>
      <text:p text:style-name="P3"><text:tab/>Facil de usar? </text:p>
      <text:p text:style-name="P3"><text:tab/>Facil de entender? </text:p>
      <text:p text:style-name="P3"><text:tab/>Intuitiva? </text:p>
      <text:p text:style-name="P1">Michetti:<text:span text:style-name="T4"> </text:span><text:span text:style-name="T11">fácil e simples, poucos comandos</text:span></text:p>
      <text:p text:style-name="P1"><text:span text:style-name="T5">Grillo</text:span><text:span text:style-name="T12">: </text:span><text:span text:style-name="T11">curva de aprendizagem rapida, mas faltou pratica, não sei se o codigo funciona, a sintaxe é simples</text:span></text:p>
      <text:p text:style-name="P8"/>
      <text:p text:style-name="P1">Vocês mudariam algo na sintaxe? </text:p>
      <text:p text:style-name="P3">Grillo e Michetti: a parte dos includes poderia ser uma linha só já que sempre vai precisar dela poderia ser numa linha.</text:p>
      <text:p text:style-name="P8"/>
      <text:p text:style-name="P1">Para o grupo do LRM: vocês usariam a linguagem ao invés de C, caso pudessem escrever a parte lógica (os algoritmos) em C na linguagem? </text:p>
      <text:p text:style-name="P1"/>
      <text:p text:style-name="P1">Como voces colaboraram? O que foi mais importante os comentarios?</text:p>
      <text:p text:style-name="P8">Eles: O comentário do log não usaram porque o codigo é pequeno e usaram apenas os comentarios no codigo. Michetti: o comentário do svn é mais quando tem algum problema e não para notificar o que foi feito.</text:p>
      <text:p text:style-name="P8">??Foram instruídos a usarem os comentarios da wiki e puderam comentar no modelo usando //</text:p>
      <text:p text:style-name="P8"/>
      <text:p text:style-name="P1">Os comentários que vocês escreveram no svn foram úteis de alguma forma?</text:p>
      <text:p text:style-name="P3">Não usaram</text:p>
      <text:p text:style-name="P8"/>
      <text:p text:style-name="P1">E o histórico, foi útil?</text:p>
      <text:p text:style-name="P8">Não usaram</text:p>
      <text:p text:style-name="P8"/>
      <text:p text:style-name="P10">Que funcionalidades do SVN vocês usaram?</text:p>
      <text:p text:style-name="P11">Check in, check out, update, não merge ou comparar codigo</text:p>
      <text:p text:style-name="P10"/>
      <text:p text:style-name="P10">E quais do SVN voces acham importantes alem das que voces usaram?</text:p>
      <text:p text:style-name="P11">Michetti: Histórico caso tenha algum problema, merge caso editassem ao mesmo tempo.</text:p>
      <text:p text:style-name="P11">Grillo: quando o codigo é muito extenso é importante comparar as versoes de código para ver o que tá sendo alterado (as versoes do repositorio, com a local, o que alterou...)</text:p>
      <text:p text:style-name="P10"/>
      <text:p text:style-name="P1">De uma maneira geral, o que vocês acharam da abordagem do CoMDD?</text:p>
      <text:p text:style-name="P1"/>
      <text:p text:style-name="P1">Voces acham que a wiki atenderia esses propositos que o svn+eclipse trás?</text:p>
      <text:p text:style-name="P1">M:<text:span text:style-name="T4"> para editar código eu nunca pensei numa wiki para isso, usaria mais para colaboração na documentação.</text:span></text:p>
      <text:p text:style-name="P3">(cloud nine: editor javascript)</text:p>
      <text:p text:style-name="P3"><text:span text:style-name="T1">G:</text:span> auxilio de sintaxe no eclipse, auto-complet, import automatico, clicar em um arquivo e ir para outro arquivo. A parte de comentário, versionar, alterar o texto é praticamente a mesma coisa. Não sei se caso editasse ao mesmo tempo não sei como se comportaria.</text:p>
      <text:p text:style-name="P8"/>
      <text:p text:style-name="P1">Então seria interessante uma wiki ou seria melhor um outro site?</text:p>
      <text:p text:style-name="P1"/>
      <text:p text:style-name="P1">O que voce achou da abordagem comdd e da abordagem eclipse+svn? Que comparação vocês </text:p>
      <text:p text:style-name="P1"><text:soft-page-break/>fazem entre o eclipse+svn e o CoMDD? Qual vocês preferem? </text:p>
      <text:p text:style-name="P3">M: to acostumado com o eclipse+svn, mas uso tambem o controle de versao integrado com um bugtrack.</text:p>
      <text:p text:style-name="P3">G: cor da grama, muita coisa já tem pronta pro eclipse, costume principal barreira, pensando como programador ainda usaria o eclipse.</text:p>
      <text:p text:style-name="P3">Tá, mas pensando que usariamos uma dsl e não java, logo seria algo bem mais simples.</text:p>
      <text:p text:style-name="P8"/>
      <text:p text:style-name="P10">Seria bom todos esses programas para matar uma formiga?</text:p>
      <text:p text:style-name="P11">Para um projeto pontual e pequeno o comdd supriria mas para algo maior e complexo.</text:p>
      <text:p text:style-name="P11"/>
      <text:p text:style-name="P1">Vocês usariam uma wiki no lugar do eclipse+svn? Por que não? E se fosse para fazer programas como este, vocês usariam o CoMDD? </text:p>
      <text:p text:style-name="P3"/>
      <text:p text:style-name="P1">Que benefícios você em cada uma das abordagens? </text:p>
      <text:p text:style-name="P1">Que contras você vê em cada uma das abordagens? </text:p>
      <text:p text:style-name="P1"/>
      <text:p text:style-name="P1">Que funcionalidades vocês acham que falta no CoMDD e que vocês têm normalmente no eclipse+svn?</text:p>
      <text:p text:style-name="P3"/>
      <text:p text:style-name="P1">E para um não desenvolvedor, que abordagem voces acham melhor?</text:p>
      <text:p text:style-name="P1"/>
      <text:p text:style-name="P3"/>
      <text:p text:style-name="P12">Para atender um determinado dominio, a wiki é o suficiente, para coisas simples, para algo mais complexo e que necessite de varias pessoas editando ao mesmo tempo e que podem dar erro, ai talvez o melhor seja a tradicional.</text:p>
      <text:p text:style-name="P3"/>
      <text:p text:style-name="P3"/>
      <text:p text:style-name="P3"/>
      <text:p text:style-name="P3"/>
      <text:p text:style-name="P3">Desvantagens apontadas pelo CoMDD:</text:p>
      <text:p text:style-name="P3"/>
      <text:p text:style-name="P3">Coisas que podem ser melhoradas:</text:p>
      <text:p text:style-name="P3"/>
      <text:p text:style-name="P3">Coisas que não podem ser melhoradas e portanto invibializaria o uso de uma wiki para progra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Verdana, sans-serif"/>
    <style:font-face style:name="OpenSymbol" svg:font-family="OpenSymbol"/>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1-12-27T19:25:22</meta:creation-date>
    <dc:date>2012-01-07T18:29:26</dc:date>
    <dc:creator>david </dc:creator>
    <meta:editing-duration>PT36H24M49S</meta:editing-duration>
    <meta:editing-cycles>153</meta:editing-cycles>
    <meta:generator>OpenOffice.org/3.2$Unix OpenOffice.org_project/320m12$Build-9483</meta:generator>
    <meta:document-statistic meta:table-count="0" meta:image-count="0" meta:object-count="0" meta:page-count="17" meta:paragraph-count="336" meta:word-count="3622" meta:character-count="23176"/>
  </office:meta>
</office:document-meta>
</file>